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6d" officeooo:paragraph-rsid="00067f6d"/>
    </style:style>
    <style:style style:name="P2" style:family="paragraph" style:parent-style-name="Standard">
      <style:text-properties officeooo:rsid="00068e08" officeooo:paragraph-rsid="00068e08"/>
    </style:style>
    <style:style style:name="P3" style:family="paragraph" style:parent-style-name="Standard">
      <style:text-properties style:use-window-font-color="true" style:font-name="Arial" officeooo:rsid="00068e08" officeooo:paragraph-rsid="00068e08"/>
    </style:style>
    <style:style style:name="P4" style:family="paragraph" style:parent-style-name="Standard">
      <style:text-properties style:use-window-font-color="true" style:font-name="Arial" officeooo:rsid="00068e08" officeooo:paragraph-rsid="0007959f"/>
    </style:style>
    <style:style style:name="P5" style:family="paragraph" style:parent-style-name="Standard">
      <style:text-properties style:use-window-font-color="true" style:font-name="Arial" officeooo:rsid="0007959f" officeooo:paragraph-rsid="0007959f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weight="bold" officeooo:rsid="0007959f" officeooo:paragraph-rsid="0007959f" style:font-weight-asian="bold" style:font-weight-complex="bold"/>
    </style:style>
    <style:style style:name="P8" style:family="paragraph" style:parent-style-name="Standard">
      <style:text-properties style:font-name="Arial" fo:font-weight="bold" officeooo:rsid="0008b861" officeooo:paragraph-rsid="0008b861" style:font-weight-asian="bold" style:font-weight-complex="bold"/>
    </style:style>
    <style:style style:name="P9" style:family="paragraph" style:parent-style-name="Standard">
      <style:text-properties style:font-name="Arial" officeooo:rsid="00067f6d" officeooo:paragraph-rsid="00067f6d"/>
    </style:style>
    <style:style style:name="P10" style:family="paragraph" style:parent-style-name="Standard">
      <style:text-properties style:font-name="Arial" officeooo:rsid="00067f6d" officeooo:paragraph-rsid="0008b861"/>
    </style:style>
    <style:style style:name="P11" style:family="paragraph" style:parent-style-name="Standard">
      <style:text-properties style:font-name="Arial" officeooo:rsid="00068e08" officeooo:paragraph-rsid="00068e08"/>
    </style:style>
    <style:style style:name="T1" style:family="text">
      <style:text-properties officeooo:rsid="00068e08"/>
    </style:style>
    <style:style style:name="T2" style:family="text">
      <style:text-properties officeooo:rsid="0007959f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959f" style:font-weight-asian="bold" style:font-weight-complex="bold"/>
    </style:style>
    <style:style style:name="T6" style:family="text">
      <style:text-properties fo:font-weight="bold" officeooo:rsid="0008b861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959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EJERCICIO 1:</text:p>
      <text:p text:style-name="P9"/>
      <text:p text:style-name="P10"><text:span text:style-name="T4">1)background-colo</text:span><text:span text:style-name="T6">r </text:span><text:span text:style-name="T3">(body) </text:span></text:p>
      <text:p text:style-name="P9"><text:span text:style-name="T4">-</text:span>Le da la posibilidad al editor del documento modificar el color de fondo de la página a su antojo.</text:p>
      <text:p text:style-name="P8">-Selector: body</text:p>
      <text:p text:style-name="P8">-Propiedad: background-color</text:p>
      <text:p text:style-name="P8">-Valor: tan</text:p>
      <text:p text:style-name="P9"/>
      <text:p text:style-name="P9"><text:span text:style-name="T4">2)color y font-size</text:span> <text:span text:style-name="T3">(h1)</text:span></text:p>
      <text:p text:style-name="P9"><text:span text:style-name="T4">-</text:span>Le da la posibilidad al editor del documento modificar el color del título (color) y la fuente en la que se representa (font-size).</text:p>
      <text:p text:style-name="P8">-Selector: h1</text:p>
      <text:p text:style-name="P8">-Propiedad: color / font-size</text:p>
      <text:p text:style-name="P8">-Valor: maroon / 20pt </text:p>
      <text:p text:style-name="P9"/>
      <text:p text:style-name="P9"><text:span text:style-name="T4">3)color</text:span> <text:span text:style-name="T3">(hr)</text:span></text:p>
      <text:p text:style-name="P9"><text:span text:style-name="T4">-</text:span><text:span text:style-name="T1">Le da la posibilidad al editor del documento modificar la línea divisoria de temática a su antojo.</text:span></text:p>
      <text:p text:style-name="P8">-Selector: hr</text:p>
      <text:p text:style-name="P8">-Propiedad: color</text:p>
      <text:p text:style-name="P8">-Valor: navy</text:p>
      <text:p text:style-name="P11"/>
      <text:p text:style-name="P11"><text:span text:style-name="T4">4)font-size y margin-left</text:span> <text:span text:style-name="T3">(p)</text:span></text:p>
      <text:p text:style-name="P11"><text:span text:style-name="T4">-</text:span>Le da la posibilidad al editor del documento modificar el contenido del párrafo a su antojo tanto la fuente del contenido (font-size) como los márgenes que lo rodean (margin-left).</text:p>
      <text:p text:style-name="P8">-Selector: p</text:p>
      <text:p text:style-name="P8">-Propiedad: font-size / margin-left</text:p>
      <text:p text:style-name="P8">-Valor: 12pt <text:s/>/ <text:s/>15px</text:p>
      <text:p text:style-name="P11"/>
      <text:p text:style-name="P11"><text:span text:style-name="T4">5)</text:span><text:span text:style-name="T6">color</text:span><text:span text:style-name="T4"> y margin-left</text:span> <text:span text:style-name="T3">(p.verse)</text:span></text:p>
      <text:p text:style-name="P11"><text:span text:style-name="T4">-</text:span>Le da la posibilidad al editor del documento modificar el contenido del verso a su antojo tanto el color del contenido (color) como los márgenes que lo rodean (margin-left).</text:p>
      <text:p text:style-name="P8">-Selector: p.verse</text:p>
      <text:p text:style-name="P8">-Propiedad: color / margin-left</text:p>
      <text:p text:style-name="P8">-Valor: maroon / 60px</text:p>
      <text:p text:style-name="P11"/>
      <text:p text:style-name="P11"><text:span text:style-name="T4">6)color</text:span> <text:span text:style-name="T3">(a:link)</text:span></text:p>
      <text:p text:style-name="P3"><text:span text:style-name="T4">-</text:span><text:span text:style-name="T5">(a): </text:span><text:span text:style-name="T9">Etiqueta del link.</text:span></text:p>
      <text:p text:style-name="P3"><text:span text:style-name="T5">-(:link): </text:span><text:span text:style-name="T9">Link externo en la página principal.</text:span></text:p>
      <text:p text:style-name="P11"><text:span text:style-name="T4">- </text:span>Le da la posibilidad al editor del documento modificar el color de un link externo expresado en la página principal (color)<text:span text:style-name="T3">.</text:span></text:p>
      <text:p text:style-name="P8">-Seudo-selector: :link</text:p>
      <text:p text:style-name="P8">-Propiedad: color</text:p>
      <text:p text:style-name="P8"><text:span text:style-name="T3">-</text:span><text:span text:style-name="T7">Valor: green</text:span></text:p>
      <text:p text:style-name="P11"/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7)color</text:span> <text:span text:style-name="T3">(a:visited)</text:span></text:p>
      <text:p text:style-name="P5"><text:span text:style-name="T4">-(a): </text:span><text:span text:style-name="T8">Etiqueta del link.</text:span></text:p>
      <text:p text:style-name="P5"><text:span text:style-name="T4">-(:visited): </text:span><text:span text:style-name="T8">Link ya visitados.</text:span></text:p>
      <text:p text:style-name="P11"><text:span text:style-name="T4">-</text:span>El color dado anteriormente a los links externos, se cambiaran a otro color ya una vez visitados.</text:p>
      <text:p text:style-name="P8">-Seudo-selector: :visited</text:p>
      <text:p text:style-name="P8">-Propiedad: color</text:p>
      <text:p text:style-name="P8">-Valor: yellow</text:p>
      <text:p text:style-name="P11"/>
      <text:p text:style-name="P11"><text:span text:style-name="T4">8)color</text:span> <text:span text:style-name="T3">(a:hover)</text:span></text:p>
      <text:p text:style-name="P4"><text:span text:style-name="T4">-</text:span><text:span text:style-name="T5">(a): </text:span><text:span text:style-name="T9">Etiqueta del link.</text:span></text:p>
      <text:p text:style-name="P3"><text:span text:style-name="T5">-(:hover): </text:span><text:span text:style-name="T9">Elementos resaltados al seleccionar con el ratón.</text:span></text:p>
      <text:p text:style-name="P11"><text:span text:style-name="T4">-</text:span>El color que mostrara el elemento seleccionado con el ratón (color).</text:p>
      <text:p text:style-name="P8">-Seudo-selector: :hover</text:p>
      <text:p text:style-name="P8">-Propiedad: color</text:p>
      <text:p text:style-name="P8">-Valor: black</text:p>
      <text:p text:style-name="P11"/>
      <text:p text:style-name="P11"><text:span text:style-name="T4">9)color</text:span> <text:span text:style-name="T3">(a:active)</text:span></text:p>
      <text:p text:style-name="P4"><text:span text:style-name="T4">-</text:span><text:span text:style-name="T5">(a):</text:span><text:span text:style-name="T9"> Etiqueta del link.</text:span></text:p>
      <text:p text:style-name="P3"><text:span text:style-name="T5">-(active): </text:span><text:span text:style-name="T9">Varía el estilo de los elementos seleccionados con el ratón</text:span><text:span text:style-name="T5">.</text:span></text:p>
      <text:p text:style-name="P11"><text:span text:style-name="T4">-</text:span><text:span text:style-name="T2">Se modifica el estilo del link seleccionado con el ratón.</text:span></text:p>
      <text:p text:style-name="P8">-Seudo-selector: :active</text:p>
      <text:p text:style-name="P8">-Propiedad: color</text:p>
      <text:p text:style-name="P8">-Valor: black</text:p>
      <text:p text:style-name="P11"/>
      <text:p text:style-name="P11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31:01.934810595</meta:creation-date>
    <dc:date>2016-11-16T09:09:02.582984255</dc:date>
    <meta:editing-duration>PT7M29S</meta:editing-duration>
    <meta:editing-cycles>1</meta:editing-cycles>
    <meta:document-statistic meta:table-count="0" meta:image-count="0" meta:object-count="0" meta:page-count="2" meta:paragraph-count="54" meta:word-count="315" meta:character-count="2057" meta:non-whitespace-character-count="1792"/>
    <meta:generator>LibreOffice/5.1.4.2$Linux_X86_64 LibreOffice_project/10m0$Build-2</meta:generator>
  </office:meta>
</office:document-meta>
</file>